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3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0.5772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161in"/>
    </style:style>
    <style:style style:name="co11" style:family="table-column">
      <style:table-column-properties fo:break-before="auto" style:column-width="0.35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945in"/>
    </style:style>
    <style:style style:name="co14" style:family="table-column">
      <style:table-column-properties fo:break-before="auto" style:column-width="0.7138in"/>
    </style:style>
    <style:style style:name="co15" style:family="table-column">
      <style:table-column-properties fo:break-before="auto" style:column-width="0.7528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ackground-color="#ffff99"/>
    </style:style>
    <style:style style:name="ce4" style:family="table-cell" style:parent-style-name="Default" style:data-style-name="N116">
      <style:table-cell-properties fo:background-color="#66ffff"/>
    </style:style>
    <style:style style:name="ce5" style:family="table-cell" style:parent-style-name="Default" style:data-style-name="N116">
      <style:table-cell-properties fo:background-color="#ccff00"/>
    </style:style>
    <style:style style:name="ce6" style:family="table-cell" style:parent-style-name="Default" style:data-style-name="N116">
      <style:table-cell-properties fo:background-color="transparent"/>
    </style:style>
  </office:automatic-styles>
  <office:body>
    <office:spreadsheet>
      <table:table table:name="BLAS, np, thread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number-columns-repeated="1007" table:default-cell-style-name="Default"/>
        <table:table-row table:style-name="ro1">
          <table:table-cell table:style-name="ce1" office:value-type="string">
            <text:p>BLAS</text:p>
          </table:table-cell>
          <table:table-cell table:style-name="ce1" office:value-type="string">
            <text:p>np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hess 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T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wall</text:p>
          </table:table-cell>
          <table:table-cell table:style-name="ce1"/>
          <table:table-cell table:style-name="ce1" office:value-type="string">
            <text:p>Non-matVec wall</text:p>
          </table:table-cell>
          <table:table-cell table:style-name="ce1" office:value-type="string">
            <text:p>Non-matVec core total</text:p>
          </table:table-cell>
          <table:table-cell table:style-name="ce1" office:value-type="string">
            <text:p>matVec local wall</text:p>
          </table:table-cell>
          <table:table-cell table:style-name="ce1" office:value-type="string">
            <text:p>matVec core total</text:p>
          </table:table-cell>
          <table:table-cell table:style-name="ce1" office:value-type="string">
            <text:p>Total wall (no mpi)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Strategy = 4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Single thread Bl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.3">
            <text:p>5.3</text:p>
          </table:table-cell>
          <table:table-cell office:value-type="float" office:value="413.7">
            <text:p>413.7</text:p>
          </table:table-cell>
          <table:table-cell office:value-type="float" office:value="58">
            <text:p>58</text:p>
          </table:table-cell>
          <table:table-cell office:value-type="float" office:value="413">
            <text:p>413</text:p>
          </table:table-cell>
          <table:table-cell office:value-type="float" office:value="77">
            <text:p>77</text:p>
          </table:table-cell>
          <table:table-cell office:value-type="float" office:value="1612">
            <text:p>1612</text:p>
          </table:table-cell>
          <table:table-cell office:value-type="float" office:value="411">
            <text:p>411</text:p>
          </table:table-cell>
          <table:table-cell/>
          <table:table-cell table:formula="of:=[.K3]-SUM([.D3:.I3])/[.B3]" office:value-type="float" office:value="151.5">
            <text:p>151.5</text:p>
          </table:table-cell>
          <table:table-cell table:formula="of:=[.M3]*[.B3]*[.C3]" office:value-type="float" office:value="606">
            <text:p>606.0</text:p>
          </table:table-cell>
          <table:table-cell table:formula="of:=([.D3]+[.F3]+[.H3])/[.B3]" office:value-type="float" office:value="224.425">
            <text:p>224.4</text:p>
          </table:table-cell>
          <table:table-cell table:formula="of:=[.O3]*[.B3]*[.C3]" office:value-type="float" office:value="897.7">
            <text:p>897.7</text:p>
          </table:table-cell>
          <table:table-cell table:formula="of:=[.M3]+[.O3]" office:value-type="float" office:value="375.925">
            <text:p>375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.3">
            <text:p>7.3</text:p>
          </table:table-cell>
          <table:table-cell office:value-type="float" office:value="419">
            <text:p>419</text:p>
          </table:table-cell>
          <table:table-cell office:value-type="float" office:value="86">
            <text:p>86</text:p>
          </table:table-cell>
          <table:table-cell office:value-type="float" office:value="421">
            <text:p>421</text:p>
          </table:table-cell>
          <table:table-cell office:value-type="float" office:value="107">
            <text:p>107</text:p>
          </table:table-cell>
          <table:table-cell office:value-type="float" office:value="2228">
            <text:p>2228</text:p>
          </table:table-cell>
          <table:table-cell office:value-type="float" office:value="283">
            <text:p>283</text:p>
          </table:table-cell>
          <table:table-cell/>
          <table:table-cell table:formula="of:=[.K4]-SUM([.D4:.I4])/[.B4]" office:value-type="float" office:value="144.0875">
            <text:p>144.1</text:p>
          </table:table-cell>
          <table:table-cell table:formula="of:=[.M4]*[.B4]*[.C4]" office:value-type="float" office:value="1152.7">
            <text:p>1152.7</text:p>
          </table:table-cell>
          <table:table-cell table:formula="of:=([.D4]+[.F4]+[.H4])/[.B4]" office:value-type="float" office:value="113.875">
            <text:p>113.9</text:p>
          </table:table-cell>
          <table:table-cell table:formula="of:=[.O4]*[.B4]*[.C4]" office:value-type="float" office:value="911">
            <text:p>911.0</text:p>
          </table:table-cell>
          <table:table-cell table:formula="of:=[.M4]+[.O4]" office:value-type="float" office:value="257.9625">
            <text:p>258.0</text:p>
          </table:table-cell>
          <table:table-cell table:number-columns-repeated="1007"/>
        </table:table-row>
        <table:table-row table:style-name="ro2">
          <table:table-cell office:value-type="string">
            <text:p>Multi-thread Bl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438">
            <text:p>438</text:p>
          </table:table-cell>
          <table:table-cell office:value-type="float" office:value="36">
            <text:p>36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6715">
            <text:p>6715</text:p>
          </table:table-cell>
          <table:table-cell office:value-type="float" office:value="3336">
            <text:p>3336</text:p>
          </table:table-cell>
          <table:table-cell/>
          <table:table-cell table:formula="of:=[.K5]-SUM([.D5:.I5])/[.B5]" office:value-type="float" office:value="2804.5">
            <text:p>2804.5</text:p>
          </table:table-cell>
          <table:table-cell table:formula="of:=[.M5]*[.B5]*[.C5]" office:value-type="float" office:value="22436">
            <text:p>22436.0</text:p>
          </table:table-cell>
          <table:table-cell table:formula="of:=([.D5]+[.F5]+[.H5])/[.B5]" office:value-type="float" office:value="477.5">
            <text:p>477.5</text:p>
          </table:table-cell>
          <table:table-cell table:formula="of:=[.O5]*[.B5]*[.C5]" office:value-type="float" office:value="3820">
            <text:p>3820.0</text:p>
          </table:table-cell>
          <table:table-cell table:formula="of:=[.M5]+[.O5]" office:value-type="float" office:value="3282">
            <text:p>3282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97">
            <text:p>97</text:p>
          </table:table-cell>
          <table:table-cell office:value-type="float" office:value="1800">
            <text:p>1800</text:p>
          </table:table-cell>
          <table:table-cell office:value-type="float" office:value="447">
            <text:p>447</text:p>
          </table:table-cell>
          <table:table-cell/>
          <table:table-cell table:formula="of:=[.K6]-SUM([.D6:.I6])/[.B6]" office:value-type="float" office:value="156.25">
            <text:p>156.3</text:p>
          </table:table-cell>
          <table:table-cell table:formula="of:=[.M6]*[.B6]*[.C6]" office:value-type="float" office:value="1250">
            <text:p>1250.0</text:p>
          </table:table-cell>
          <table:table-cell table:formula="of:=([.D6]+[.F6]+[.H6])/[.B6]" office:value-type="float" office:value="245.5">
            <text:p>245.5</text:p>
          </table:table-cell>
          <table:table-cell table:formula="of:=[.O6]*[.B6]*[.C6]" office:value-type="float" office:value="1964">
            <text:p>1964.0</text:p>
          </table:table-cell>
          <table:table-cell table:formula="of:=[.M6]+[.O6]" office:value-type="float" office:value="401.75">
            <text:p>401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116">
            <text:p>116</text:p>
          </table:table-cell>
          <table:table-cell office:value-type="float" office:value="2275">
            <text:p>2275</text:p>
          </table:table-cell>
          <table:table-cell office:value-type="float" office:value="288">
            <text:p>288</text:p>
          </table:table-cell>
          <table:table-cell/>
          <table:table-cell table:formula="of:=[.K7]-SUM([.D7:.I7])/[.B7]" office:value-type="float" office:value="145.125">
            <text:p>145.1</text:p>
          </table:table-cell>
          <table:table-cell table:formula="of:=[.M7]*[.B7]*[.C7]" office:value-type="float" office:value="1161">
            <text:p>1161.0</text:p>
          </table:table-cell>
          <table:table-cell table:formula="of:=([.D7]+[.F7]+[.H7])/[.B7]" office:value-type="float" office:value="114.25">
            <text:p>114.3</text:p>
          </table:table-cell>
          <table:table-cell table:formula="of:=[.O7]*[.B7]*[.C7]" office:value-type="float" office:value="914">
            <text:p>914.0</text:p>
          </table:table-cell>
          <table:table-cell table:formula="of:=[.M7]+[.O7]" office:value-type="float" office:value="259.375">
            <text:p>259.4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13">
            <text:p>413</text:p>
          </table:table-cell>
          <table:table-cell office:value-type="float" office:value="57">
            <text:p>57</text:p>
          </table:table-cell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office:value-type="float" office:value="1637">
            <text:p>1637</text:p>
          </table:table-cell>
          <table:table-cell office:value-type="float" office:value="400">
            <text:p>400</text:p>
          </table:table-cell>
          <table:table-cell/>
          <table:table-cell table:formula="of:=[.K8]-SUM([.D8:.I8])/[.B8]" office:value-type="float" office:value="140.75">
            <text:p>140.8</text:p>
          </table:table-cell>
          <table:table-cell table:formula="of:=[.M8]*[.B8]*[.C8]" office:value-type="float" office:value="2252">
            <text:p>2252.0</text:p>
          </table:table-cell>
          <table:table-cell table:formula="of:=([.D8]+[.F8]+[.H8])/[.B8]" office:value-type="float" office:value="223.75">
            <text:p>223.8</text:p>
          </table:table-cell>
          <table:table-cell table:formula="of:=[.O8]*[.B8]*[.C8]" office:value-type="float" office:value="3580">
            <text:p>3580.0</text:p>
          </table:table-cell>
          <table:table-cell table:formula="of:=[.M8]+[.O8]" office:value-type="float" office:value="364.5">
            <text:p>364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office:value-type="float" office:value="429">
            <text:p>429</text:p>
          </table:table-cell>
          <table:table-cell office:value-type="float" office:value="118">
            <text:p>118</text:p>
          </table:table-cell>
          <table:table-cell office:value-type="float" office:value="2310">
            <text:p>2310</text:p>
          </table:table-cell>
          <table:table-cell office:value-type="float" office:value="286">
            <text:p>286</text:p>
          </table:table-cell>
          <table:table-cell/>
          <table:table-cell table:formula="of:=[.K9]-SUM([.D9:.I9])/[.B9]" office:value-type="float" office:value="141.375">
            <text:p>141.4</text:p>
          </table:table-cell>
          <table:table-cell table:formula="of:=[.M9]*[.B9]*[.C9]" office:value-type="float" office:value="2262">
            <text:p>2262.0</text:p>
          </table:table-cell>
          <table:table-cell table:formula="of:=([.D9]+[.F9]+[.H9])/[.B9]" office:value-type="float" office:value="115.625">
            <text:p>115.6</text:p>
          </table:table-cell>
          <table:table-cell table:formula="of:=[.O9]*[.B9]*[.C9]" office:value-type="float" office:value="1850">
            <text:p>1850.0</text:p>
          </table:table-cell>
          <table:table-cell table:formula="of:=[.M9]+[.O9]" office:value-type="float" office:value="257">
            <text:p>257.0</text:p>
          </table:table-cell>
          <table:table-cell table:number-columns-repeated="1007"/>
        </table:table-row>
        <table:table-row table:style-name="ro3">
          <table:table-cell office:value-type="string">
            <text:p>MK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4">
            <text:p>48.4</text:p>
          </table:table-cell>
          <table:table-cell office:value-type="float" office:value="1.77">
            <text:p>1.77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615">
            <text:p>615</text:p>
          </table:table-cell>
          <table:table-cell/>
          <table:table-cell table:formula="of:=[.K10]-SUM([.D10:.I10])/[.B10]" office:value-type="float" office:value="291.415">
            <text:p>291.4</text:p>
          </table:table-cell>
          <table:table-cell table:formula="of:=[.M10]*[.B10]*[.C10]" office:value-type="float" office:value="2331.32">
            <text:p>2331.3</text:p>
          </table:table-cell>
          <table:table-cell table:formula="of:=([.D10]+[.F10]+[.H10])/[.B10]" office:value-type="float" office:value="298.7">
            <text:p>298.7</text:p>
          </table:table-cell>
          <table:table-cell table:formula="of:=[.O10]*[.B10]*[.C10]" office:value-type="float" office:value="2389.6">
            <text:p>2389.6</text:p>
          </table:table-cell>
          <table:table-cell table:formula="of:=[.M10]+[.O10]" office:value-type="float" office:value="590.115">
            <text:p>59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273">
            <text:p>273</text:p>
          </table:table-cell>
          <table:table-cell office:value-type="float" office:value="77">
            <text:p>77</text:p>
          </table:table-cell>
          <table:table-cell office:value-type="float" office:value="1349">
            <text:p>1349</text:p>
          </table:table-cell>
          <table:table-cell office:value-type="float" office:value="307">
            <text:p>307</text:p>
          </table:table-cell>
          <table:table-cell/>
          <table:table-cell table:style-name="ce3" table:formula="of:=[.K11]-SUM([.D11:.I11])/[.B11]" office:value-type="float" office:value="125.65">
            <text:p>125.7</text:p>
          </table:table-cell>
          <table:table-cell table:formula="of:=[.M11]*[.B11]*[.C11]" office:value-type="float" office:value="1005.2">
            <text:p>1005.2</text:p>
          </table:table-cell>
          <table:table-cell table:formula="of:=([.D11]+[.F11]+[.H11])/[.B11]" office:value-type="float" office:value="148.25">
            <text:p>148.3</text:p>
          </table:table-cell>
          <table:table-cell table:formula="of:=[.O11]*[.B11]*[.C11]" office:value-type="float" office:value="1186">
            <text:p>1186.0</text:p>
          </table:table-cell>
          <table:table-cell table:formula="of:=[.M11]+[.O11]" office:value-type="float" office:value="273.9">
            <text:p>273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4">
            <text:p>8.4</text:p>
          </table:table-cell>
          <table:table-cell office:value-type="float" office:value="276">
            <text:p>276</text:p>
          </table:table-cell>
          <table:table-cell office:value-type="float" office:value="84">
            <text:p>84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office:value-type="float" office:value="2199">
            <text:p>2199</text:p>
          </table:table-cell>
          <table:table-cell office:value-type="float" office:value="282">
            <text:p>282</text:p>
          </table:table-cell>
          <table:table-cell/>
          <table:table-cell table:formula="of:=[.K12]-SUM([.D12:.I12])/[.B12]" office:value-type="float" office:value="181.7">
            <text:p>181.7</text:p>
          </table:table-cell>
          <table:table-cell table:formula="of:=[.M12]*[.B12]*[.C12]" office:value-type="float" office:value="1453.6">
            <text:p>1453.6</text:p>
          </table:table-cell>
          <table:table-cell table:formula="of:=([.D12]+[.F12]+[.H12])/[.B12]" office:value-type="float" office:value="75.25">
            <text:p>75.3</text:p>
          </table:table-cell>
          <table:table-cell table:formula="of:=[.O12]*[.B12]*[.C12]" office:value-type="float" office:value="602">
            <text:p>602.0</text:p>
          </table:table-cell>
          <table:table-cell table:formula="of:=[.M12]+[.O12]" office:value-type="float" office:value="256.95">
            <text:p>257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273">
            <text:p>273</text:p>
          </table:table-cell>
          <table:table-cell office:value-type="float" office:value="78">
            <text:p>78</text:p>
          </table:table-cell>
          <table:table-cell office:value-type="float" office:value="1388">
            <text:p>1388</text:p>
          </table:table-cell>
          <table:table-cell office:value-type="float" office:value="293">
            <text:p>293</text:p>
          </table:table-cell>
          <table:table-cell/>
          <table:table-cell table:style-name="ce3" table:formula="of:=[.K13]-SUM([.D13:.I13])/[.B13]" office:value-type="float" office:value="110.75">
            <text:p>110.8</text:p>
          </table:table-cell>
          <table:table-cell table:formula="of:=[.M13]*[.B13]*[.C13]" office:value-type="float" office:value="1772">
            <text:p>1772.0</text:p>
          </table:table-cell>
          <table:table-cell table:formula="of:=([.D13]+[.F13]+[.H13])/[.B13]" office:value-type="float" office:value="148.5">
            <text:p>148.5</text:p>
          </table:table-cell>
          <table:table-cell table:formula="of:=[.O13]*[.B13]*[.C13]" office:value-type="float" office:value="2376">
            <text:p>2376.0</text:p>
          </table:table-cell>
          <table:table-cell table:formula="of:=[.M13]+[.O13]" office:value-type="float" office:value="259.25">
            <text:p>259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.4">
            <text:p>13.4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office:value-type="float" office:value="283">
            <text:p>283</text:p>
          </table:table-cell>
          <table:table-cell office:value-type="float" office:value="112">
            <text:p>112</text:p>
          </table:table-cell>
          <table:table-cell office:value-type="float" office:value="2334">
            <text:p>2334</text:p>
          </table:table-cell>
          <table:table-cell office:value-type="float" office:value="271">
            <text:p>271</text:p>
          </table:table-cell>
          <table:table-cell/>
          <table:table-cell table:formula="of:=[.K14]-SUM([.D14:.I14])/[.B14]" office:value-type="float" office:value="169.45">
            <text:p>169.5</text:p>
          </table:table-cell>
          <table:table-cell table:formula="of:=[.M14]*[.B14]*[.C14]" office:value-type="float" office:value="2711.2">
            <text:p>2711.2</text:p>
          </table:table-cell>
          <table:table-cell table:formula="of:=([.D14]+[.F14]+[.H14])/[.B14]" office:value-type="float" office:value="75.125">
            <text:p>75.1</text:p>
          </table:table-cell>
          <table:table-cell table:formula="of:=[.O14]*[.B14]*[.C14]" office:value-type="float" office:value="1202">
            <text:p>1202.0</text:p>
          </table:table-cell>
          <table:table-cell table:formula="of:=[.M14]+[.O14]" office:value-type="float" office:value="244.575">
            <text:p>244.6</text:p>
          </table:table-cell>
          <table:table-cell table:number-columns-repeated="1007"/>
        </table:table-row>
        <table:table-row table:style-name="ro2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159">
            <text:p>1159</text:p>
          </table:table-cell>
          <table:table-cell office:value-type="float" office:value="585">
            <text:p>585</text:p>
          </table:table-cell>
          <table:table-cell/>
          <table:table-cell table:formula="of:=[.K15]-SUM([.D15:.I15])/[.B15]" office:value-type="float" office:value="310">
            <text:p>310.0</text:p>
          </table:table-cell>
          <table:table-cell table:formula="of:=[.M15]*[.B15]*[.C15]" office:value-type="float" office:value="2480">
            <text:p>2480.0</text:p>
          </table:table-cell>
          <table:table-cell table:formula="of:=([.D15]+[.F15]+[.H15])/[.B15]" office:value-type="float" office:value="248.5">
            <text:p>248.5</text:p>
          </table:table-cell>
          <table:table-cell table:formula="of:=[.O15]*[.B15]*[.C15]" office:value-type="float" office:value="1988">
            <text:p>1988.0</text:p>
          </table:table-cell>
          <table:table-cell table:formula="of:=[.M15]+[.O15]" office:value-type="float" office:value="558.5">
            <text:p>558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76">
            <text:p>76</text:p>
          </table:table-cell>
          <table:table-cell office:value-type="float" office:value="1347">
            <text:p>1347</text:p>
          </table:table-cell>
          <table:table-cell office:value-type="float" office:value="281">
            <text:p>281</text:p>
          </table:table-cell>
          <table:table-cell/>
          <table:table-cell table:style-name="ce3" table:formula="of:=[.K16]-SUM([.D16:.I16])/[.B16]" office:value-type="float" office:value="128.25">
            <text:p>128.3</text:p>
          </table:table-cell>
          <table:table-cell table:formula="of:=[.M16]*[.B16]*[.C16]" office:value-type="float" office:value="1026">
            <text:p>1026.0</text:p>
          </table:table-cell>
          <table:table-cell table:formula="of:=([.D16]+[.F16]+[.H16])/[.B16]" office:value-type="float" office:value="119.25">
            <text:p>119.3</text:p>
          </table:table-cell>
          <table:table-cell table:formula="of:=[.O16]*[.B16]*[.C16]" office:value-type="float" office:value="954">
            <text:p>954.0</text:p>
          </table:table-cell>
          <table:table-cell table:formula="of:=[.M16]+[.O16]" office:value-type="float" office:value="247.5">
            <text:p>247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1738">
            <text:p>1738</text:p>
          </table:table-cell>
          <table:table-cell office:value-type="float" office:value="220">
            <text:p>220</text:p>
          </table:table-cell>
          <table:table-cell/>
          <table:table-cell table:formula="of:=[.K17]-SUM([.D17:.I17])/[.B17]" office:value-type="float" office:value="134.225">
            <text:p>134.2</text:p>
          </table:table-cell>
          <table:table-cell table:formula="of:=[.M17]*[.B17]*[.C17]" office:value-type="float" office:value="1073.8">
            <text:p>1073.8</text:p>
          </table:table-cell>
          <table:table-cell table:style-name="ce3" table:formula="of:=([.D17]+[.F17]+[.H17])/[.B17]" office:value-type="float" office:value="60.65">
            <text:p>60.7</text:p>
          </table:table-cell>
          <table:table-cell table:style-name="ce3" table:formula="of:=[.O17]*[.B17]*[.C17]" office:value-type="float" office:value="485.2">
            <text:p>485.2</text:p>
          </table:table-cell>
          <table:table-cell table:style-name="ce5" table:formula="of:=[.M17]+[.O17]" office:value-type="float" office:value="194.875">
            <text:p>194.9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38.5">
            <text:p>38.5</text:p>
          </table:table-cell>
          <table:table-cell office:value-type="float" office:value="6.6">
            <text:p>6.6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1809">
            <text:p>1809</text:p>
          </table:table-cell>
          <table:table-cell office:value-type="float" office:value="286">
            <text:p>286</text:p>
          </table:table-cell>
          <table:table-cell/>
          <table:table-cell table:formula="of:=[.K18]-SUM([.D18:.I18])/[.B18]" office:value-type="float" office:value="131.975">
            <text:p>132.0</text:p>
          </table:table-cell>
          <table:table-cell table:formula="of:=[.M18]*[.B18]*[.C18]" office:value-type="float" office:value="2111.6">
            <text:p>2111.6</text:p>
          </table:table-cell>
          <table:table-cell table:formula="of:=([.D18]+[.F18]+[.H18])/[.B18]" office:value-type="float" office:value="120.125">
            <text:p>120.1</text:p>
          </table:table-cell>
          <table:table-cell table:formula="of:=[.O18]*[.B18]*[.C18]" office:value-type="float" office:value="1922">
            <text:p>1922.0</text:p>
          </table:table-cell>
          <table:table-cell table:formula="of:=[.M18]+[.O18]" office:value-type="float" office:value="252.1">
            <text:p>252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107">
            <text:p>107</text:p>
          </table:table-cell>
          <table:table-cell office:value-type="float" office:value="2314">
            <text:p>2314</text:p>
          </table:table-cell>
          <table:table-cell office:value-type="float" office:value="239">
            <text:p>239</text:p>
          </table:table-cell>
          <table:table-cell/>
          <table:table-cell table:formula="of:=[.K19]-SUM([.D19:.I19])/[.B19]" office:value-type="float" office:value="153.25">
            <text:p>153.3</text:p>
          </table:table-cell>
          <table:table-cell table:formula="of:=[.M19]*[.B19]*[.C19]" office:value-type="float" office:value="2452">
            <text:p>2452.0</text:p>
          </table:table-cell>
          <table:table-cell table:formula="of:=([.D19]+[.F19]+[.H19])/[.B19]" office:value-type="float" office:value="60.125">
            <text:p>60.1</text:p>
          </table:table-cell>
          <table:table-cell table:formula="of:=[.O19]*[.B19]*[.C19]" office:value-type="float" office:value="962">
            <text:p>962.0</text:p>
          </table:table-cell>
          <table:table-cell table:style-name="ce5" table:formula="of:=[.M19]+[.O19]" office:value-type="float" office:value="213.375">
            <text:p>213.4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 = 4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2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22]-SUM([.D22:.I22])/[.B22]" office:value-type="float" office:value="154.9">
            <text:p>154.9</text:p>
          </table:table-cell>
          <table:table-cell table:formula="of:=[.M22]*[.B22]*[.C22]" office:value-type="float" office:value="1239.2">
            <text:p>1239.2</text:p>
          </table:table-cell>
          <table:table-cell table:formula="of:=([.D22]+[.F22]+[.H22])/[.B22]" office:value-type="float" office:value="268">
            <text:p>268.0</text:p>
          </table:table-cell>
          <table:table-cell table:formula="of:=[.O22]*[.B22]*[.C22]" office:value-type="float" office:value="2144">
            <text:p>2144.0</text:p>
          </table:table-cell>
          <table:table-cell table:style-name="ce6" table:formula="of:=[.M22]+[.O22]" office:value-type="float" office:value="422.9">
            <text:p>422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.2">
            <text:p>5.2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23]-SUM([.D23:.I23])/[.B23]" office:value-type="float" office:value="60.7">
            <text:p>60.7</text:p>
          </table:table-cell>
          <table:table-cell table:formula="of:=[.M23]*[.B23]*[.C23]" office:value-type="float" office:value="485.6">
            <text:p>485.6</text:p>
          </table:table-cell>
          <table:table-cell table:formula="of:=([.D23]+[.F23]+[.H23])/[.B23]" office:value-type="float" office:value="133.25">
            <text:p>133.3</text:p>
          </table:table-cell>
          <table:table-cell table:formula="of:=[.O23]*[.B23]*[.C23]" office:value-type="float" office:value="1066">
            <text:p>1066.0</text:p>
          </table:table-cell>
          <table:table-cell table:style-name="ce6" table:formula="of:=[.M23]+[.O23]" office:value-type="float" office:value="193.95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style-name="ce4" table:formula="of:=[.K24]-SUM([.D24:.I24])/[.B24]" office:value-type="float" office:value="47">
            <text:p>47.0</text:p>
          </table:table-cell>
          <table:table-cell table:formula="of:=[.M24]*[.B24]*[.C24]" office:value-type="float" office:value="376">
            <text:p>376.0</text:p>
          </table:table-cell>
          <table:table-cell table:style-name="ce4" table:formula="of:=([.D24]+[.F24]+[.H24])/[.B24]" office:value-type="float" office:value="67">
            <text:p>67.0</text:p>
          </table:table-cell>
          <table:table-cell table:formula="of:=[.O24]*[.B24]*[.C24]" office:value-type="float" office:value="536">
            <text:p>536.0</text:p>
          </table:table-cell>
          <table:table-cell table:style-name="ce6" table:formula="of:=[.M24]+[.O24]" office:value-type="float" office:value="114">
            <text:p>114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25]-SUM([.D25:.I25])/[.B25]" office:value-type="float" office:value="75.25">
            <text:p>75.3</text:p>
          </table:table-cell>
          <table:table-cell table:formula="of:=[.M25]*[.B25]*[.C25]" office:value-type="float" office:value="1204">
            <text:p>1204.0</text:p>
          </table:table-cell>
          <table:table-cell table:formula="of:=([.D25]+[.F25]+[.H25])/[.B25]" office:value-type="float" office:value="132.5">
            <text:p>132.5</text:p>
          </table:table-cell>
          <table:table-cell table:formula="of:=[.O25]*[.B25]*[.C25]" office:value-type="float" office:value="2120">
            <text:p>2120.0</text:p>
          </table:table-cell>
          <table:table-cell table:style-name="ce6" table:formula="of:=[.M25]+[.O25]" office:value-type="float" office:value="207.75">
            <text:p>207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5">
            <text:p>1335</text:p>
          </table:table-cell>
          <table:table-cell office:value-type="float" office:value="149">
            <text:p>149</text:p>
          </table:table-cell>
          <table:table-cell/>
          <table:table-cell table:style-name="ce4" table:formula="of:=[.K26]-SUM([.D26:.I26])/[.B26]" office:value-type="float" office:value="57.375">
            <text:p>57.4</text:p>
          </table:table-cell>
          <table:table-cell table:formula="of:=[.M26]*[.B26]*[.C26]" office:value-type="float" office:value="918">
            <text:p>918.0</text:p>
          </table:table-cell>
          <table:table-cell table:style-name="ce4" table:formula="of:=([.D26]+[.F26]+[.H26])/[.B26]" office:value-type="float" office:value="65.125">
            <text:p>65.1</text:p>
          </table:table-cell>
          <table:table-cell table:formula="of:=[.O26]*[.B26]*[.C26]" office:value-type="float" office:value="1042">
            <text:p>1042.0</text:p>
          </table:table-cell>
          <table:table-cell table:style-name="ce6" table:formula="of:=[.M26]+[.O26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Default" office:value-type="string">
            <text:p>Ignore mpi time since it is negligible for large matrices.</text:p>
          </table:table-cell>
          <table:table-cell table:style-name="Default" table:number-columns-repeated="2"/>
          <table:table-cell table:number-columns-repeated="1007"/>
        </table:table-row>
      </table:table>
      <table:table table:name="strategy" table:style-name="ta1" table:print="false">
        <table:table-column table:style-name="co12" table:number-columns-repeated="1024" table:default-cell-style-name="Default"/>
        <table:table-row table:style-name="ro4">
          <table:table-cell office:value-type="string">
            <text:p>strategy used by trlan</text:p>
          </table:table-cell>
          <table:table-cell table:number-columns-repeated="1023"/>
        </table:table-row>
        <table:table-row table:style-name="ro4">
          <table:table-cell office:value-type="string">
            <text:p>Using nc=3, 12^3 latt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matvec ops</text:p>
          </table:table-cell>
          <table:table-cell table:style-name="ce1" office:value-type="string">
            <text:p>reorthogonaliz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starts</text:p>
          </table:table-cell>
          <table:table-cell office:value-type="string">
            <text:p>time</text:p>
          </table:table-cell>
          <table:table-cell table:style-name="ce1" office:value-type="string">
            <text:p>Wall clock total time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980">
            <text:p>41980</text:p>
          </table:table-cell>
          <table:table-cell office:value-type="float" office:value="41918">
            <text:p>41918</text:p>
          </table:table-cell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982">
            <text:p>1982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120">
            <text:p>39120</text:p>
          </table:table-cell>
          <table:table-cell office:value-type="float" office:value="39127">
            <text:p>39127</text:p>
          </table:table-cell>
          <table:table-cell office:value-type="float" office:value="2131">
            <text:p>2131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965">
            <text:p>1965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300">
            <text:p>2300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811">
            <text:p>381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295">
            <text:p>2295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799">
            <text:p>3799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548">
            <text:p>39548</text:p>
          </table:table-cell>
          <table:table-cell office:value-type="float" office:value="39553">
            <text:p>39553</text:p>
          </table:table-cell>
          <table:table-cell office:value-type="float" office:value="1987">
            <text:p>1987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76">
            <text:p>1876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400">
            <text:p>41400</text:p>
          </table:table-cell>
          <table:table-cell office:value-type="float" office:value="41406">
            <text:p>41406</text:p>
          </table:table-cell>
          <table:table-cell office:value-type="float" office:value="2372">
            <text:p>2372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4475">
            <text:p>447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42277">
            <text:p>42277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  <table:table-cell office:value-type="float" office:value="1172">
            <text:p>1172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11/02/2019</text:date>, <text:time>15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van de Sande</meta:initial-creator>
    <meta:creation-date>2019-11-01T20:44:08</meta:creation-date>
    <dc:date>2019-11-02T15:16:23</dc:date>
    <dc:creator>Brett van de Sande</dc:creator>
    <meta:editing-duration>PT18H32M15S</meta:editing-duration>
    <meta:editing-cycles>13</meta:editing-cycles>
    <meta:generator>OpenOffice/4.0.0$Unix OpenOffice.org_project/400m3$Build-9702</meta:generator>
    <meta:document-statistic meta:table-count="3" meta:cell-count="412" meta:object-count="0"/>
  </office:meta>
</office:document-meta>
</file>